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ailException.EmailException( String msg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ail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Exception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ailException.printStackTrace( PrintWriter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mailException.EmailException( Throwable rootCau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ailException.Email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mailException.printStackTrace( Prin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mailException.Email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